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diaTypeNotAcceptableException.ge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MediaTypeNotAcceptableException.HttpMediaTypeNotAcceptableException( List &lt;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diaTypeNotAcceptableException.HttpMediaTypeNotAcceptabl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diaTypeNotAcceptable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